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692" officeooo:paragraph-rsid="000d4692"/>
    </style:style>
    <style:style style:name="P2"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0d4692" officeooo:paragraph-rsid="000d4692" style:text-blinking="false" fo:background-color="transparent"/>
    </style:style>
    <style:style style:name="P3"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0ec746" officeooo:paragraph-rsid="000ec746"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ão 1)</text:p>
      <text:p text:style-name="P1">A rádio PopSom deseja um sistema de informação para ajudar na organização de seu acervo musical. Eles tem dificuldade em encontrar os seus discos na eleboração de seus programas. Eles precisam de um sistema que cadastre todos os discos e suas respectivas músicas, bem como o tipo do disco (LP ou CD). Também será necessário guardar a informação sobre onde o disco está localizado (em qual estante ele se encontra).</text:p>
      <text:p text:style-name="P1"/>
      <text:p text:style-name="P1">Requisitos Funcionais:</text:p>
      <text:p text:style-name="P1"><text:tab/>Cadastro de Discos</text:p>
      <text:p text:style-name="P1"><text:tab/>Cadastro de Músicas</text:p>
      <text:p text:style-name="P1"><text:tab/>Cadastro de Tipo de disco</text:p>
      <text:p text:style-name="P1"><text:tab/>Cadastro de Localização</text:p>
      <text:p text:style-name="P1"><text:tab/>Cadastro de Prateleiras</text:p>
      <text:p text:style-name="P1"/>
      <text:p text:style-name="P1">Questão 2)</text:p>
      <text:p text:style-name="P2"><text:bookmark text:name="docs-internal-guid-8c13f3c9-94be-5f19-c7e3-71cd40948157"/>O Laboratório Leds precisa de um sistema para gerenciar sua biblioteca, a Jediteca. A Jediteca possui livros de gestão de projetos, programação, empreendedorismo e inovação, tecnologias (web, banco de dados, etc), dentre outros tipos de livros úteis no desenvolvimento de software. O principal problema encontrado hoje é saber quem está com um determinado livro. O Leds precisa registrar as informações dos seus livros, seus usuários, registrar os empréstimos, que permite o usuário ficar com o livro por até 7 dias e depois desse prazo ele precisa renovar novamente ou devolver, e também a devolução. Também seria interessante para o sistema fazer reserva de livros. O sistema deverá ser web, possibilitando assim, o acesso em qualquer lugar.</text:p>
      <text:p text:style-name="P2"/>
      <text:p text:style-name="P2">Requisitos Funcionais:</text:p>
      <text:p text:style-name="P2"><text:tab/>Cadastro de Livros</text:p>
      <text:p text:style-name="P2"><text:tab/>Cadastro de Usuários</text:p>
      <text:p text:style-name="P2"><text:tab/>Registrar Empréstimo</text:p>
      <text:p text:style-name="P2"><text:tab/>Registrar Devolução</text:p>
      <text:p text:style-name="P2"><text:tab/>Fazer Reserva</text:p>
      <text:p text:style-name="P2"/>
      <text:p text:style-name="P2">Requisitos Não Funcionais:</text:p>
      <text:p text:style-name="P2"><text:tab/>Interface Web</text:p>
      <text:p text:style-name="P2"/>
      <text:p text:style-name="P2">Regra de Negócios:</text:p>
      <text:p text:style-name="P2"><text:tab/>Renovar ou devolver após 7 dias;</text:p>
      <text:p text:style-name="P2"/>
      <text:p text:style-name="P3">Questão 3)</text:p>
      <text:p text:style-name="P3"><text:s/>???</text:p>
      <text:p text:style-name="P3"/>
      <text:p text:style-name="P3"/>
      <text:p text:style-name="P3">Questão 4)</text:p>
      <text:p text:style-name="P3">Requisitos Funcionais:</text:p>
      <text:p text:style-name="P3"><text:tab/>Cadastro de Produtos</text:p>
      <text:p text:style-name="P3"><text:tab/>Cadastro de Refeição</text:p>
      <text:p text:style-name="P3"><text:tab/>Cadastro de Lanches</text:p>
      <text:p text:style-name="P3"><text:tab/>Cadastro de Bebidas</text:p>
      <text:p text:style-name="P3"><text:tab/>Gerar Comandas</text:p>
      <text:p text:style-name="P3"/>
      <text:p text:style-name="P3">Requisitos Não Funcionais:</text:p>
      <text:p text:style-name="P3"><text:tab/>Comandas com código de barras</text:p>
      <text:p text:style-name="P3"><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6-03-20T12:47:57.835949504</meta:creation-date>
    <dc:date>2016-03-20T13:16:24.443701289</dc:date>
    <dc:creator>Cristian </dc:creator>
    <meta:editing-duration>PT11M45S</meta:editing-duration>
    <meta:editing-cycles>1</meta:editing-cycles>
    <meta:document-statistic meta:table-count="0" meta:image-count="0" meta:object-count="0" meta:page-count="1" meta:paragraph-count="32" meta:word-count="266" meta:character-count="1720" meta:non-whitespace-character-count="1465"/>
    <meta:generator>LibreOffice/5.0.5.2$Linux_X86_64 LibreOffice_project/00m0$Build-2</meta:generator>
  </office:meta>
</office:document-meta>
</file>